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D58631D063279CAC.jpg" manifest:media-type="image/jpeg"/>
  <manifest:file-entry manifest:full-path="Pictures/10000000000002000000020048BC02EDFE370521.jpg" manifest:media-type="image/jpeg"/>
  <manifest:file-entry manifest:full-path="Pictures/10000000000000080000000853F6C41F1673997D.png" manifest:media-type="image/png"/>
  <manifest:file-entry manifest:full-path="Pictures/100000000000000800000008028815B648AB1B51.png" manifest:media-type="image/png"/>
  <manifest:file-entry manifest:full-path="Pictures/10000000000003E8000003E8E930F9E62CFEB3AD.jpg" manifest:media-type="image/jpeg"/>
  <manifest:file-entry manifest:full-path="Pictures/1000000000000008000000089681EFD5470BF2DC.png" manifest:media-type="image/png"/>
  <manifest:file-entry manifest:full-path="Pictures/1000000000000200000002008D623C5F287E0076.jpg" manifest:media-type="image/jpeg"/>
  <manifest:file-entry manifest:full-path="Pictures/1000000000000008000000080B9E1E1F190D3C6F.png" manifest:media-type="image/png"/>
  <manifest:file-entry manifest:full-path="Pictures/100000000000020000000200BC3FEFCD7FF3BCCA.jpg" manifest:media-type="image/jpeg"/>
  <manifest:file-entry manifest:full-path="Pictures/100000000000020100000201C2D3F2A5955EE19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154dd0" officeooo:paragraph-rsid="0090dad6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332bb" officeooo:paragraph-rsid="021332bb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10b6e72" officeooo:paragraph-rsid="010b6e72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f93943" officeooo:paragraph-rsid="00f93943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f2c23d" officeooo:paragraph-rsid="00f2c23d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e48046" officeooo:paragraph-rsid="00e48046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ce1c98" officeooo:paragraph-rsid="00c9a922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0d1d65f" officeooo:paragraph-rsid="00ed8ff7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097c7b5" officeooo:paragraph-rsid="0097c7b5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0a52459" officeooo:paragraph-rsid="00a52459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0b3007f" officeooo:paragraph-rsid="00b3007f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44cbfc" officeooo:paragraph-rsid="0244cbfc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257819a" officeooo:paragraph-rsid="0257819a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1084767" officeooo:paragraph-rsid="01084767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26efd18" officeooo:paragraph-rsid="026efd18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27540e5" officeooo:paragraph-rsid="027540e5" style:font-weight-asian="normal" style:font-weight-complex="normal"/>
    </style:style>
    <style:style style:name="P150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56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57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58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59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60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61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62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63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64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165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166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167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168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169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170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171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172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173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174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175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176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177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178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179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180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181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182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183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184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185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186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187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188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189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190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191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198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199" style:family="paragraph" style:parent-style-name="Standard">
      <style:text-properties officeooo:paragraph-rsid="019fceeb"/>
    </style:style>
    <style:style style:name="P200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201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202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203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204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205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206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07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208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209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21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211" style:family="paragraph" style:parent-style-name="Standard">
      <style:text-properties style:font-name="Alegreya Sans" fo:font-weight="normal" officeooo:rsid="027cba59" officeooo:paragraph-rsid="027cba59" style:font-weight-asian="normal" style:font-weight-complex="normal"/>
    </style:style>
    <style:style style:name="P212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213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214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215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216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217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218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219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220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701a6"/>
    </style:style>
    <style:style style:name="T18" style:family="text">
      <style:text-properties officeooo:rsid="00b9bd2d"/>
    </style:style>
    <style:style style:name="T19" style:family="text">
      <style:text-properties officeooo:rsid="00bcbd3e"/>
    </style:style>
    <style:style style:name="T20" style:family="text">
      <style:text-properties officeooo:rsid="00c347b2"/>
    </style:style>
    <style:style style:name="T21" style:family="text">
      <style:text-properties officeooo:rsid="00c358cb"/>
    </style:style>
    <style:style style:name="T22" style:family="text">
      <style:text-properties officeooo:rsid="00c9a922"/>
    </style:style>
    <style:style style:name="T23" style:family="text">
      <style:text-properties officeooo:rsid="00caee11"/>
    </style:style>
    <style:style style:name="T24" style:family="text">
      <style:text-properties officeooo:rsid="00ce1c98"/>
    </style:style>
    <style:style style:name="T25" style:family="text">
      <style:text-properties officeooo:rsid="00d30f02"/>
    </style:style>
    <style:style style:name="T26" style:family="text">
      <style:text-properties officeooo:rsid="00d53214"/>
    </style:style>
    <style:style style:name="T27" style:family="text">
      <style:text-properties officeooo:rsid="00d5ddca"/>
    </style:style>
    <style:style style:name="T28" style:family="text">
      <style:text-properties officeooo:rsid="00d9023b"/>
    </style:style>
    <style:style style:name="T29" style:family="text">
      <style:text-properties officeooo:rsid="00e2d049"/>
    </style:style>
    <style:style style:name="T30" style:family="text">
      <style:text-properties officeooo:rsid="00e48046"/>
    </style:style>
    <style:style style:name="T31" style:family="text">
      <style:text-properties officeooo:rsid="00ebbb7b"/>
    </style:style>
    <style:style style:name="T32" style:family="text">
      <style:text-properties officeooo:rsid="00ed8ff7"/>
    </style:style>
    <style:style style:name="T33" style:family="text">
      <style:text-properties officeooo:rsid="00eefade"/>
    </style:style>
    <style:style style:name="T34" style:family="text">
      <style:text-properties officeooo:rsid="00f0973d"/>
    </style:style>
    <style:style style:name="T35" style:family="text">
      <style:text-properties officeooo:rsid="00f73b41"/>
    </style:style>
    <style:style style:name="T36" style:family="text">
      <style:text-properties officeooo:rsid="00fdcee7"/>
    </style:style>
    <style:style style:name="T37" style:family="text">
      <style:text-properties officeooo:rsid="00fddb2c"/>
    </style:style>
    <style:style style:name="T38" style:family="text">
      <style:text-properties officeooo:rsid="00fedd63"/>
    </style:style>
    <style:style style:name="T39" style:family="text">
      <style:text-properties officeooo:rsid="0100fa9a"/>
    </style:style>
    <style:style style:name="T40" style:family="text">
      <style:text-properties officeooo:rsid="0101449b"/>
    </style:style>
    <style:style style:name="T41" style:family="text">
      <style:text-properties officeooo:rsid="0108a280"/>
    </style:style>
    <style:style style:name="T42" style:family="text">
      <style:text-properties officeooo:rsid="010d0df1"/>
    </style:style>
    <style:style style:name="T43" style:family="text">
      <style:text-properties officeooo:rsid="010d6740"/>
    </style:style>
    <style:style style:name="T44" style:family="text">
      <style:text-properties officeooo:rsid="010f878f"/>
    </style:style>
    <style:style style:name="T45" style:family="text">
      <style:text-properties officeooo:rsid="01112306"/>
    </style:style>
    <style:style style:name="T46" style:family="text">
      <style:text-properties officeooo:rsid="0113832d"/>
    </style:style>
    <style:style style:name="T47" style:family="text">
      <style:text-properties officeooo:rsid="01156845"/>
    </style:style>
    <style:style style:name="T48" style:family="text">
      <style:text-properties officeooo:rsid="011981bf"/>
    </style:style>
    <style:style style:name="T49" style:family="text">
      <style:text-properties officeooo:rsid="011d7684"/>
    </style:style>
    <style:style style:name="T50" style:family="text">
      <style:text-properties officeooo:rsid="0125a800"/>
    </style:style>
    <style:style style:name="T51" style:family="text">
      <style:text-properties officeooo:rsid="01273a17"/>
    </style:style>
    <style:style style:name="T52" style:family="text">
      <style:text-properties officeooo:rsid="012895d0"/>
    </style:style>
    <style:style style:name="T53" style:family="text">
      <style:text-properties officeooo:rsid="0129cb84"/>
    </style:style>
    <style:style style:name="T54" style:family="text">
      <style:text-properties officeooo:rsid="012f8705"/>
    </style:style>
    <style:style style:name="T55" style:family="text">
      <style:text-properties officeooo:rsid="01306ba4"/>
    </style:style>
    <style:style style:name="T56" style:family="text">
      <style:text-properties officeooo:rsid="01321661"/>
    </style:style>
    <style:style style:name="T57" style:family="text">
      <style:text-properties officeooo:rsid="01373603"/>
    </style:style>
    <style:style style:name="T58" style:family="text">
      <style:text-properties officeooo:rsid="013ea28d"/>
    </style:style>
    <style:style style:name="T59" style:family="text">
      <style:text-properties officeooo:rsid="014bc6c2"/>
    </style:style>
    <style:style style:name="T60" style:family="text">
      <style:text-properties officeooo:rsid="014d39b3"/>
    </style:style>
    <style:style style:name="T61" style:family="text">
      <style:text-properties officeooo:rsid="014f0bd2"/>
    </style:style>
    <style:style style:name="T62" style:family="text">
      <style:text-properties officeooo:rsid="015034c4"/>
    </style:style>
    <style:style style:name="T63" style:family="text">
      <style:text-properties officeooo:rsid="01530e1c"/>
    </style:style>
    <style:style style:name="T64" style:family="text">
      <style:text-properties officeooo:rsid="01572c2d"/>
    </style:style>
    <style:style style:name="T65" style:family="text">
      <style:text-properties officeooo:rsid="0159702d"/>
    </style:style>
    <style:style style:name="T66" style:family="text">
      <style:text-properties officeooo:rsid="015be8e3"/>
    </style:style>
    <style:style style:name="T67" style:family="text">
      <style:text-properties officeooo:rsid="015c1387"/>
    </style:style>
    <style:style style:name="T68" style:family="text">
      <style:text-properties officeooo:rsid="015d76de"/>
    </style:style>
    <style:style style:name="T69" style:family="text">
      <style:text-properties officeooo:rsid="015dab66"/>
    </style:style>
    <style:style style:name="T70" style:family="text">
      <style:text-properties officeooo:rsid="015e47fc"/>
    </style:style>
    <style:style style:name="T71" style:family="text">
      <style:text-properties officeooo:rsid="0163a78c"/>
    </style:style>
    <style:style style:name="T72" style:family="text">
      <style:text-properties officeooo:rsid="016556b4"/>
    </style:style>
    <style:style style:name="T73" style:family="text">
      <style:text-properties officeooo:rsid="0166ea3a"/>
    </style:style>
    <style:style style:name="T74" style:family="text">
      <style:text-properties officeooo:rsid="0169bdb3"/>
    </style:style>
    <style:style style:name="T75" style:family="text">
      <style:text-properties officeooo:rsid="016b978f"/>
    </style:style>
    <style:style style:name="T76" style:family="text">
      <style:text-properties officeooo:rsid="01721da3"/>
    </style:style>
    <style:style style:name="T77" style:family="text">
      <style:text-properties officeooo:rsid="0173c722"/>
    </style:style>
    <style:style style:name="T78" style:family="text">
      <style:text-properties officeooo:rsid="01776494"/>
    </style:style>
    <style:style style:name="T79" style:family="text">
      <style:text-properties officeooo:rsid="017f6174"/>
    </style:style>
    <style:style style:name="T80" style:family="text">
      <style:text-properties officeooo:rsid="0180de8f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181b59e" style:font-style-asian="normal" style:font-style-complex="normal"/>
    </style:style>
    <style:style style:name="T83" style:family="text">
      <style:text-properties fo:font-style="normal" officeooo:rsid="01827991" style:font-style-asian="normal" style:font-style-complex="normal"/>
    </style:style>
    <style:style style:name="T84" style:family="text">
      <style:text-properties fo:font-style="normal" officeooo:rsid="023e7592" style:font-style-asian="normal" style:font-style-complex="normal"/>
    </style:style>
    <style:style style:name="T85" style:family="text">
      <style:text-properties fo:font-style="normal" officeooo:rsid="0286f865" style:font-style-asian="normal" style:font-style-complex="normal"/>
    </style:style>
    <style:style style:name="T86" style:family="text">
      <style:text-properties fo:font-style="normal" officeooo:rsid="02882cca" style:font-style-asian="normal" style:font-style-complex="normal"/>
    </style:style>
    <style:style style:name="T87" style:family="text">
      <style:text-properties fo:font-style="normal" officeooo:rsid="02897714" style:font-style-asian="normal" style:font-style-complex="normal"/>
    </style:style>
    <style:style style:name="T88" style:family="text">
      <style:text-properties officeooo:rsid="01849d92"/>
    </style:style>
    <style:style style:name="T89" style:family="text">
      <style:text-properties officeooo:rsid="01871811"/>
    </style:style>
    <style:style style:name="T90" style:family="text">
      <style:text-properties officeooo:rsid="018be50b"/>
    </style:style>
    <style:style style:name="T91" style:family="text">
      <style:text-properties officeooo:rsid="018d0c11"/>
    </style:style>
    <style:style style:name="T92" style:family="text">
      <style:text-properties officeooo:rsid="018d1571"/>
    </style:style>
    <style:style style:name="T93" style:family="text">
      <style:text-properties officeooo:rsid="01904d5d"/>
    </style:style>
    <style:style style:name="T94" style:family="text">
      <style:text-properties officeooo:rsid="019479ee"/>
    </style:style>
    <style:style style:name="T95" style:family="text">
      <style:text-properties officeooo:rsid="01953124"/>
    </style:style>
    <style:style style:name="T96" style:family="text">
      <style:text-properties officeooo:rsid="0196d02c"/>
    </style:style>
    <style:style style:name="T97" style:family="text">
      <style:text-properties officeooo:rsid="019b4dc3"/>
    </style:style>
    <style:style style:name="T98" style:family="text">
      <style:text-properties officeooo:rsid="019d9bac"/>
    </style:style>
    <style:style style:name="T99" style:family="text">
      <style:text-properties officeooo:rsid="019e15eb"/>
    </style:style>
    <style:style style:name="T100" style:family="text">
      <style:text-properties officeooo:rsid="019f84bf"/>
    </style:style>
    <style:style style:name="T101" style:family="text">
      <style:text-properties officeooo:rsid="01a113c1"/>
    </style:style>
    <style:style style:name="T102" style:family="text">
      <style:text-properties officeooo:rsid="01a2fece"/>
    </style:style>
    <style:style style:name="T103" style:family="text">
      <style:text-properties officeooo:rsid="01a6c791"/>
    </style:style>
    <style:style style:name="T104" style:family="text">
      <style:text-properties officeooo:rsid="01a8483b"/>
    </style:style>
    <style:style style:name="T105" style:family="text">
      <style:text-properties officeooo:rsid="01ac1667"/>
    </style:style>
    <style:style style:name="T106" style:family="text">
      <style:text-properties officeooo:rsid="01b519d1"/>
    </style:style>
    <style:style style:name="T107" style:family="text">
      <style:text-properties officeooo:rsid="01b61512"/>
    </style:style>
    <style:style style:name="T108" style:family="text">
      <style:text-properties officeooo:rsid="01c04c63"/>
    </style:style>
    <style:style style:name="T109" style:family="text">
      <style:text-properties officeooo:rsid="01c1e4d3"/>
    </style:style>
    <style:style style:name="T110" style:family="text">
      <style:text-properties officeooo:rsid="01c32662"/>
    </style:style>
    <style:style style:name="T111" style:family="text">
      <style:text-properties officeooo:rsid="01c4bbe3"/>
    </style:style>
    <style:style style:name="T112" style:family="text">
      <style:text-properties officeooo:rsid="01c5bf43"/>
    </style:style>
    <style:style style:name="T113" style:family="text">
      <style:text-properties officeooo:rsid="01c7ba97"/>
    </style:style>
    <style:style style:name="T114" style:family="text">
      <style:text-properties officeooo:rsid="01cbcfe0"/>
    </style:style>
    <style:style style:name="T115" style:family="text">
      <style:text-properties officeooo:rsid="01d21b0c"/>
    </style:style>
    <style:style style:name="T116" style:family="text">
      <style:text-properties officeooo:rsid="01d3660a"/>
    </style:style>
    <style:style style:name="T117" style:family="text">
      <style:text-properties officeooo:rsid="01d4e2d2"/>
    </style:style>
    <style:style style:name="T118" style:family="text">
      <style:text-properties officeooo:rsid="01d56788"/>
    </style:style>
    <style:style style:name="T119" style:family="text">
      <style:text-properties officeooo:rsid="01d6cf79"/>
    </style:style>
    <style:style style:name="T120" style:family="text">
      <style:text-properties officeooo:rsid="01d9d7bf"/>
    </style:style>
    <style:style style:name="T121" style:family="text">
      <style:text-properties officeooo:rsid="01dc1157"/>
    </style:style>
    <style:style style:name="T122" style:family="text">
      <style:text-properties officeooo:rsid="01dc2a82"/>
    </style:style>
    <style:style style:name="T123" style:family="text">
      <style:text-properties officeooo:rsid="01ddfc6c"/>
    </style:style>
    <style:style style:name="T124" style:family="text">
      <style:text-properties officeooo:rsid="01df1f8a"/>
    </style:style>
    <style:style style:name="T125" style:family="text">
      <style:text-properties officeooo:rsid="01dfe075"/>
    </style:style>
    <style:style style:name="T126" style:family="text">
      <style:text-properties officeooo:rsid="01e0116d"/>
    </style:style>
    <style:style style:name="T127" style:family="text">
      <style:text-properties officeooo:rsid="01e14c1b"/>
    </style:style>
    <style:style style:name="T128" style:family="text">
      <style:text-properties officeooo:rsid="01e46c3d"/>
    </style:style>
    <style:style style:name="T129" style:family="text">
      <style:text-properties officeooo:rsid="01e53ef3"/>
    </style:style>
    <style:style style:name="T130" style:family="text">
      <style:text-properties officeooo:rsid="01e57c5f"/>
    </style:style>
    <style:style style:name="T131" style:family="text">
      <style:text-properties officeooo:rsid="01e5c0ed"/>
    </style:style>
    <style:style style:name="T132" style:family="text">
      <style:text-properties officeooo:rsid="01eab624"/>
    </style:style>
    <style:style style:name="T133" style:family="text">
      <style:text-properties officeooo:rsid="01ec8e19"/>
    </style:style>
    <style:style style:name="T134" style:family="text">
      <style:text-properties officeooo:rsid="01ee317e"/>
    </style:style>
    <style:style style:name="T135" style:family="text">
      <style:text-properties officeooo:rsid="01efbe23"/>
    </style:style>
    <style:style style:name="T136" style:family="text">
      <style:text-properties officeooo:rsid="01f0bdc0"/>
    </style:style>
    <style:style style:name="T137" style:family="text">
      <style:text-properties officeooo:rsid="01f22209"/>
    </style:style>
    <style:style style:name="T138" style:family="text">
      <style:text-properties officeooo:rsid="01f2a89f"/>
    </style:style>
    <style:style style:name="T139" style:family="text">
      <style:text-properties officeooo:rsid="01f59c93"/>
    </style:style>
    <style:style style:name="T140" style:family="text">
      <style:text-properties officeooo:rsid="01fbdc05"/>
    </style:style>
    <style:style style:name="T141" style:family="text">
      <style:text-properties officeooo:rsid="01fccd7f"/>
    </style:style>
    <style:style style:name="T142" style:family="text">
      <style:text-properties officeooo:rsid="01fe4ae8"/>
    </style:style>
    <style:style style:name="T143" style:family="text">
      <style:text-properties officeooo:rsid="01ff3a71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officeooo:rsid="01a6c791" style:font-weight-asian="bold" style:font-weight-complex="bold"/>
    </style:style>
    <style:style style:name="T146" style:family="text">
      <style:text-properties fo:font-weight="bold" officeooo:rsid="014a48f3" style:font-weight-asian="bold" style:font-weight-complex="bold"/>
    </style:style>
    <style:style style:name="T147" style:family="text">
      <style:text-properties fo:font-weight="bold" officeooo:rsid="01ac1667" style:font-weight-asian="bold" style:font-weight-complex="bold"/>
    </style:style>
    <style:style style:name="T148" style:family="text">
      <style:text-properties fo:font-weight="bold" officeooo:rsid="019479ee" style:font-weight-asian="bold" style:font-weight-complex="bold"/>
    </style:style>
    <style:style style:name="T149" style:family="text">
      <style:text-properties fo:font-weight="bold" officeooo:rsid="01cee46c" style:font-weight-asian="bold" style:font-weight-complex="bold"/>
    </style:style>
    <style:style style:name="T150" style:family="text">
      <style:text-properties officeooo:rsid="0200100a"/>
    </style:style>
    <style:style style:name="T151" style:family="text">
      <style:text-properties officeooo:rsid="02024a1c"/>
    </style:style>
    <style:style style:name="T152" style:family="text">
      <style:text-properties officeooo:rsid="0202fbcc"/>
    </style:style>
    <style:style style:name="T153" style:family="text">
      <style:text-properties officeooo:rsid="0205f3b9"/>
    </style:style>
    <style:style style:name="T154" style:family="text">
      <style:text-properties officeooo:rsid="0206139f"/>
    </style:style>
    <style:style style:name="T155" style:family="text">
      <style:text-properties officeooo:rsid="0206ae38"/>
    </style:style>
    <style:style style:name="T156" style:family="text">
      <style:text-properties style:font-name="Alegreya Sans" fo:font-weight="bold" officeooo:rsid="019fceeb" style:font-weight-asian="bold" style:font-weight-complex="bold"/>
    </style:style>
    <style:style style:name="T157" style:family="text">
      <style:text-properties style:font-name="Alegreya Sans" fo:font-weight="bold" officeooo:rsid="01ff3a71" style:font-weight-asian="bold" style:font-weight-complex="bold"/>
    </style:style>
    <style:style style:name="T158" style:family="text">
      <style:text-properties officeooo:rsid="0206f266"/>
    </style:style>
    <style:style style:name="T159" style:family="text">
      <style:text-properties officeooo:rsid="0209a28c"/>
    </style:style>
    <style:style style:name="T160" style:family="text">
      <style:text-properties officeooo:rsid="020d01c8"/>
    </style:style>
    <style:style style:name="T161" style:family="text">
      <style:text-properties officeooo:rsid="020e8189"/>
    </style:style>
    <style:style style:name="T162" style:family="text">
      <style:text-properties officeooo:rsid="02133de2"/>
    </style:style>
    <style:style style:name="T163" style:family="text">
      <style:text-properties officeooo:rsid="02195a32"/>
    </style:style>
    <style:style style:name="T164" style:family="text">
      <style:text-properties officeooo:rsid="0220810c"/>
    </style:style>
    <style:style style:name="T165" style:family="text">
      <style:text-properties officeooo:rsid="0222052b"/>
    </style:style>
    <style:style style:name="T166" style:family="text">
      <style:text-properties officeooo:rsid="022312ac"/>
    </style:style>
    <style:style style:name="T167" style:family="text">
      <style:text-properties officeooo:rsid="023b8c56"/>
    </style:style>
    <style:style style:name="T168" style:family="text">
      <style:text-properties officeooo:rsid="023e7592"/>
    </style:style>
    <style:style style:name="T169" style:family="text">
      <style:text-properties officeooo:rsid="02425608"/>
    </style:style>
    <style:style style:name="T170" style:family="text">
      <style:text-properties officeooo:rsid="0246616b"/>
    </style:style>
    <style:style style:name="T171" style:family="text">
      <style:text-properties officeooo:rsid="0247b848"/>
    </style:style>
    <style:style style:name="T172" style:family="text">
      <style:text-properties officeooo:rsid="02496f8c"/>
    </style:style>
    <style:style style:name="T173" style:family="text">
      <style:text-properties officeooo:rsid="024cf7d8"/>
    </style:style>
    <style:style style:name="T174" style:family="text">
      <style:text-properties officeooo:rsid="0251b1f7"/>
    </style:style>
    <style:style style:name="T175" style:family="text">
      <style:text-properties officeooo:rsid="0256ad34"/>
    </style:style>
    <style:style style:name="T176" style:family="text">
      <style:text-properties officeooo:rsid="0258fbf0"/>
    </style:style>
    <style:style style:name="T177" style:family="text">
      <style:text-properties officeooo:rsid="025a009e"/>
    </style:style>
    <style:style style:name="T178" style:family="text">
      <style:text-properties officeooo:rsid="025c164f"/>
    </style:style>
    <style:style style:name="T179" style:family="text">
      <style:text-properties officeooo:rsid="02608c5d"/>
    </style:style>
    <style:style style:name="T180" style:family="text">
      <style:text-properties officeooo:rsid="026371b5"/>
    </style:style>
    <style:style style:name="T181" style:family="text">
      <style:text-properties officeooo:rsid="02644233"/>
    </style:style>
    <style:style style:name="T182" style:family="text">
      <style:text-properties officeooo:rsid="02644c12"/>
    </style:style>
    <style:style style:name="T183" style:family="text">
      <style:text-properties officeooo:rsid="02673c38"/>
    </style:style>
    <style:style style:name="T184" style:family="text">
      <style:text-properties officeooo:rsid="026a80b7"/>
    </style:style>
    <style:style style:name="T185" style:family="text">
      <style:text-properties officeooo:rsid="0270418f"/>
    </style:style>
    <style:style style:name="T186" style:family="text">
      <style:text-properties officeooo:rsid="0270e8f4"/>
    </style:style>
    <style:style style:name="T187" style:family="text">
      <style:text-properties officeooo:rsid="0271af40"/>
    </style:style>
    <style:style style:name="T188" style:family="text">
      <style:text-properties officeooo:rsid="0271c98c"/>
    </style:style>
    <style:style style:name="T189" style:family="text">
      <style:text-properties officeooo:rsid="02737967"/>
    </style:style>
    <style:style style:name="T190" style:family="text">
      <style:text-properties officeooo:rsid="0275dcec"/>
    </style:style>
    <style:style style:name="T191" style:family="text">
      <style:text-properties officeooo:rsid="027898ca"/>
    </style:style>
    <style:style style:name="T192" style:family="text">
      <style:text-properties officeooo:rsid="027934a6"/>
    </style:style>
    <style:style style:name="T193" style:family="text">
      <style:text-properties officeooo:rsid="027c32f1"/>
    </style:style>
    <style:style style:name="T194" style:family="text">
      <style:text-properties officeooo:rsid="027e7482"/>
    </style:style>
    <style:style style:name="T195" style:family="text">
      <style:text-properties officeooo:rsid="027fa5c6"/>
    </style:style>
    <style:style style:name="T196" style:family="text">
      <style:text-properties officeooo:rsid="028117cc"/>
    </style:style>
    <style:style style:name="T197" style:family="text">
      <style:text-properties officeooo:rsid="0282eaed"/>
    </style:style>
    <style:style style:name="T198" style:family="text">
      <style:text-properties officeooo:rsid="0283e0b5"/>
    </style:style>
    <style:style style:name="T199" style:family="text">
      <style:text-properties officeooo:rsid="02850a87"/>
    </style:style>
    <style:style style:name="T200" style:family="text">
      <style:text-properties officeooo:rsid="028a8a22"/>
    </style:style>
    <style:style style:name="T201" style:family="text">
      <style:text-properties officeooo:rsid="028cc3af"/>
    </style:style>
    <style:style style:name="T202" style:family="text">
      <style:text-properties officeooo:rsid="028f5d17"/>
    </style:style>
    <style:style style:name="T203" style:family="text">
      <style:text-properties officeooo:rsid="0294542b"/>
    </style:style>
    <style:style style:name="T204" style:family="text">
      <style:text-properties officeooo:rsid="02955093"/>
    </style:style>
    <style:style style:name="T205" style:family="text">
      <style:text-properties officeooo:rsid="02977876"/>
    </style:style>
    <style:style style:name="T206" style:family="text">
      <style:text-properties officeooo:rsid="0298e0cd"/>
    </style:style>
    <style:style style:name="T207" style:family="text">
      <style:text-properties officeooo:rsid="029a6692"/>
    </style:style>
    <style:style style:name="T208" style:family="text">
      <style:text-properties officeooo:rsid="029c1030"/>
    </style:style>
    <style:style style:name="T209" style:family="text">
      <style:text-properties officeooo:rsid="029d9259"/>
    </style:style>
    <style:style style:name="T210" style:family="text">
      <style:text-properties officeooo:rsid="02a14f25"/>
    </style:style>
    <style:style style:name="T211" style:family="text">
      <style:text-properties officeooo:rsid="02a44416"/>
    </style:style>
    <style:style style:name="T212" style:family="text">
      <style:text-properties officeooo:rsid="02a4c8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8">The Ruby Masterclass</text:p>
      <text:p text:style-name="P173"/>
      <text:p text:style-name="P196">Contents:</text:p>
      <text:p text:style-name="P173"/>
      <text:p text:style-name="P173">SECTION <text:span text:style-name="T103">1: Getting Started</text:span></text:p>
      <text:p text:style-name="P134"><text:span text:style-name="T150">1. </text:span>Introduction to Ruby</text:p>
      <text:p text:style-name="P1">- <text:span text:style-name="T12">About</text:span> <text:span text:style-name="T1">Dynamically Typed Nature</text:span></text:p>
      <text:p text:style-name="P1">- <text:span text:style-name="T12">About Interpreted Nature</text:span></text:p>
      <text:p text:style-name="P1">- <text:span text:style-name="T1">Pure Object Oriented Nature</text:span></text:p>
      <text:p text:style-name="P1">- <text:span text:style-name="T13">Comparison with C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33">2. Installation <text:span text:style-name="T1">of the latest version of Ruby </text:span>on <text:span text:style-name="T6">GNU/Linux, Windows and Android:</text:span></text:p>
      <text:p text:style-name="P133">- <text:span text:style-name="T2">Arch / Arch Based systems, Fedora / CentOS / OpenSUSE systems, Debian / Debian based systems.</text:span></text:p>
      <text:p text:style-name="P133">- <text:span text:style-name="T7">Installation of Ruby on Windows based systems – with Devkit.</text:span></text:p>
      <text:p text:style-name="P132">- <text:span text:style-name="T8">Running Ruby on Android with Termux.</text:span></text:p>
      <text:p text:style-name="P42"/>
      <text:p text:style-name="P195">SECTION 2: Introduction to Standard Output and Interactive Ruby (REPL)</text:p>
      <text:p text:style-name="P131"><text:span text:style-name="T18">1</text:span>. Printing <text:span text:style-name="T2">A simple </text:span>‘<text:span text:style-name="T1">Hello World’ </text:span>to the standard output <text:span text:style-name="T19">with `puts` method.</text:span></text:p>
      <text:p text:style-name="P28"><text:span text:style-name="T19">2. </text:span><text:s/>Introducing the `p` method.</text:p>
      <text:p text:style-name="P1"><text:span text:style-name="T19">3.</text:span> <text:span text:style-name="T2">Introducing the `print` and `printf` and `sprintf` method in short.</text:span></text:p>
      <text:p text:style-name="P1"><text:span text:style-name="T19">4.</text:span> <text:span text:style-name="T10">Introduction to basic loops: times and while loop.</text:span></text:p>
      <text:p text:style-name="P1"/>
      <text:p text:style-name="P172">SECTION <text:span text:style-name="T103">3</text:span>: Intro to Open Source Atom Editor</text:p>
      <text:p text:style-name="P130"><text:span text:style-name="T14">1.</text:span> Customizing the editor.</text:p>
      <text:p text:style-name="P130"><text:span text:style-name="T14">2.</text:span> Installing atom runner.</text:p>
      <text:p text:style-name="P130"><text:span text:style-name="T14">3.</text:span> <text:span text:style-name="T11">Using Atom runner and atom for convenience.</text:span></text:p>
      <text:p text:style-name="P1"/>
      <text:p text:style-name="P171">SECTION <text:span text:style-name="T103">4</text:span>: Familiarize Yourself with Ruby</text:p>
      <text:p text:style-name="P129">1. Intro to numbers</text:p>
      <text:p text:style-name="P128">2. Intro to = and ||= assignment operator<text:span text:style-name="T16">s.</text:span></text:p>
      <text:p text:style-name="P40"><text:span text:style-name="T17">3</text:span>. Intr<text:span text:style-name="T9">o</text:span> to variables:</text:p>
      <text:p text:style-name="P40"><text:s text:c="4"/>- <text:span text:style-name="T96">local variables</text:span></text:p>
      <text:p text:style-name="P40"><text:s text:c="4"/>- <text:span text:style-name="T96">global variables.</text:span></text:p>
      <text:p text:style-name="P40"><text:span text:style-name="T17">4</text:span>. Intro to constants.</text:p>
      <text:p text:style-name="P127">5. Intro to object methods.</text:p>
      <text:p text:style-name="P126"><text:span text:style-name="T168">6</text:span>. Intro to the <text:span text:style-name="T17">`</text:span>methods<text:span text:style-name="T17">`</text:span> method.</text:p>
      <text:p text:style-name="P125"><text:span text:style-name="T168">7</text:span>. Intro to the `class` method.</text:p>
      <text:p text:style-name="P124"><text:span text:style-name="T168">8</text:span>. Intro to single line comments.</text:p>
      <text:p text:style-name="P124"><text:span text:style-name="T168">9</text:span>. Intro to multi-line comments.</text:p>
      <text:p text:style-name="P30"><text:span text:style-name="T168">10</text:span>. Intro to String objects.</text:p>
      <text:p text:style-name="P30">1<text:span text:style-name="T168">1</text:span>. Intro to the gets method.</text:p>
      <text:p text:style-name="P30">1<text:span text:style-name="T168">2.</text:span> Intro to method chaining.</text:p>
      <text:p text:style-name="P211">13. Intro to syntactical sugars / syntactic shorthand.</text:p>
      <text:p text:style-name="P30"><text:soft-page-break/>1<text:span text:style-name="T194">4</text:span>. Quiz.</text:p>
      <text:p text:style-name="P30"/>
      <text:p text:style-name="P170">SECTION <text:span text:style-name="T103">5</text:span>: <text:span text:style-name="T15">Basic Arithmetic I</text:span></text:p>
      <text:p text:style-name="P123">1. Intro to Integer class <text:span text:style-name="T21">and Float class</text:span>.</text:p>
      <text:p text:style-name="P122">2. +, -, *, /, % and other methods of Integer class.</text:p>
      <text:p text:style-name="P121"><text:span text:style-name="T20">3</text:span>. <text:span text:style-name="T22">`</text:span>next<text:span text:style-name="T22">` /</text:span> <text:span text:style-name="T22">`</text:span>succ<text:span text:style-name="T22">` </text:span>method<text:span text:style-name="T22">s</text:span>.</text:p>
      <text:p text:style-name="P113">4. `odd?`, `even?` methods.</text:p>
      <text:p text:style-name="P120"><text:span text:style-name="T23">5</text:span>. <text:span text:style-name="T20">Integer / Float to String, String to Integer / Float conversion.</text:span></text:p>
      <text:p text:style-name="P119">6. More methods on <text:span text:style-name="T25">Float class: truncate, to_i, round, next_float, ceil, floor, zero?</text:span></text:p>
      <text:p text:style-name="P118"><text:s text:c="4"/><text:span text:style-name="T28">and more.</text:span></text:p>
      <text:p text:style-name="P116">7. The nil? method on objects.</text:p>
      <text:p text:style-name="P201">8. The object_id methods on objects.</text:p>
      <text:p text:style-name="P117"><text:span text:style-name="T190">9</text:span>. The is_a? <text:span text:style-name="T184">m</text:span>ethod.</text:p>
      <text:p text:style-name="P144"><text:span text:style-name="T190">10</text:span>. The Spaceship <text:span text:style-name="T184">o</text:span>perator (&lt;=&gt;).</text:p>
      <text:p text:style-name="P116"><text:span text:style-name="T190">11</text:span>. Quiz.</text:p>
      <text:p text:style-name="P115"/>
      <text:p text:style-name="P169">SECTION <text:span text:style-name="T103">6</text:span>: Booleans</text:p>
      <text:p text:style-name="P114">[We will be using String and Integer / Float class for demonstration.]</text:p>
      <text:p text:style-name="P113"><text:span text:style-name="T24">1</text:span>. Equality Operator (==)</text:p>
      <text:p text:style-name="P112">2. Inequality Operator (!=)</text:p>
      <text:p text:style-name="P111">3. <text:span text:style-name="T26">Greater Than Operator (&gt;)</text:span></text:p>
      <text:p text:style-name="P110">4. Lesser <text:span text:style-name="T27">T</text:span>han <text:span text:style-name="T27">Operator </text:span>(&lt;)</text:p>
      <text:p text:style-name="P110">5. Greater <text:span text:style-name="T27">T</text:span>han Equal (&gt;=)</text:p>
      <text:p text:style-name="P110">6. Lesser <text:span text:style-name="T27">T</text:span>han Equal (&lt;=)</text:p>
      <text:p text:style-name="P110"><text:span text:style-name="T36">7</text:span>. <text:span text:style-name="T37">Truthiness and Falsiness.</text:span></text:p>
      <text:p text:style-name="P142">8. Intro to the TrueClass, FalseClass and NilClass.</text:p>
      <text:p text:style-name="P148"><text:span text:style-name="T212">9</text:span>. <text:span text:style-name="T38">The respond_to? Method.</text:span></text:p>
      <text:p text:style-name="P149"><text:span text:style-name="T212">10</text:span>. The clear and concat methods.</text:p>
      <text:p text:style-name="P37"><text:span text:style-name="T212">11</text:span>. Quiz.</text:p>
      <text:p text:style-name="P41"/>
      <text:p text:style-name="P168">SECTION <text:span text:style-name="T103">7: Strings I</text:span></text:p>
      <text:p text:style-name="P109"><text:span text:style-name="T29">1. </text:span>Creating strings: ‘’, “”, %<text:span text:style-name="T30">q(), %Q() practices.</text:span></text:p>
      <text:p text:style-name="P108">2. Escape Characters.</text:p>
      <text:p text:style-name="P108">3. Using the ==, ===, casecmp, eql? And equal? Methods</text:p>
      <text:p text:style-name="P108">4. <text:span text:style-name="T30">length, size, count methods.</text:span></text:p>
      <text:p text:style-name="P107">5. Using the upcase, downcase, <text:span text:style-name="T31">capitalize and swapcase and complementary bang </text:span>methods.</text:p>
      <text:p text:style-name="P202">6. The reverse method on a string object.</text:p>
      <text:p text:style-name="P203">7. String concatenation:</text:p>
      <text:p text:style-name="P203"><text:s/>- + and += Operators.</text:p>
      <text:p text:style-name="P203"><text:s/>- concat method.</text:p>
      <text:p text:style-name="P203">- Shovel operator (&lt;&lt;).</text:p>
      <text:p text:style-name="P203"><text:s/>- <text:span text:style-name="T191">Efficient practices.</text:span></text:p>
      <text:p text:style-name="P106"><text:span text:style-name="T192">8</text:span>. Using the String interpolation Operator.</text:p>
      <text:p text:style-name="P105"><text:span text:style-name="T192">9</text:span>. The empty? Method on a string object.</text:p>
      <text:p text:style-name="P104"><text:span text:style-name="T192">10</text:span>. Extract character(s) from string using Bracket Syntax [].</text:p>
      <text:p text:style-name="P103"><text:span text:style-name="T34">11</text:span>. The slice method with various arguments.</text:p>
      <text:p text:style-name="P204"><text:span text:style-name="T33">12.</text:span> <text:span text:style-name="T32">Introduction to bang methods on string.</text:span></text:p>
      <text:p text:style-name="P205"><text:soft-page-break/>1<text:span text:style-name="T209">3</text:span>. Intro to chomp, chop, strip, lstrip, rstrip methods.</text:p>
      <text:p text:style-name="P219">1<text:span text:style-name="T209">4</text:span>. Intro to index, rindex methods.</text:p>
      <text:p text:style-name="P219">1<text:span text:style-name="T209">5</text:span>. Intro to squeeze, squeeze! <text:span text:style-name="T208">m</text:span>ethods.</text:p>
      <text:p text:style-name="P102">1<text:span text:style-name="T209">6</text:span>. Quiz: <text:span text:style-name="T152">Creating our custom include? Method.</text:span></text:p>
      <text:p text:style-name="P39"/>
      <text:p text:style-name="P167">SECTION <text:span text:style-name="T103">8</text:span>: Methods <text:span text:style-name="T40">I</text:span></text:p>
      <text:p text:style-name="P27">1. Introduction to the def keyword.</text:p>
      <text:p text:style-name="P27">2. Introduction to the complementary define_method keyword.</text:p>
      <text:p text:style-name="P27">3. <text:span text:style-name="T35">Return Values.</text:span></text:p>
      <text:p text:style-name="P101">4. Parameters and Arguments.</text:p>
      <text:p text:style-name="P100">5. Default Return Values.</text:p>
      <text:p text:style-name="P37"><text:span text:style-name="T45">6</text:span>. More on Returning Booleans.</text:p>
      <text:p text:style-name="P37"/>
      <text:p text:style-name="P166">SECTION <text:span text:style-name="T42">9: </text:span>Conditions</text:p>
      <text:p text:style-name="P37">1. The if keyword <text:span text:style-name="T44">with and without then keyword.</text:span></text:p>
      <text:p text:style-name="P99">2. Intro to inline modifiers.</text:p>
      <text:p text:style-name="P37"><text:span text:style-name="T47">3</text:span>. <text:span text:style-name="T175">Reviewing t</text:span>ruthiness and falsiness.</text:p>
      <text:p text:style-name="P37"><text:span text:style-name="T47">4</text:span>. <text:span text:style-name="T176">Intro to</text:span> if, <text:span text:style-name="T176">elsif, and nested if conditions.</text:span></text:p>
      <text:p text:style-name="P37"><text:span text:style-name="T47">5</text:span>. The <text:span text:style-name="T44">unless keyword.</text:span></text:p>
      <text:p text:style-name="P37"><text:span text:style-name="T47">6</text:span>. The &amp;&amp;, &amp;, and <text:span text:style-name="T41">Operators</text:span>.</text:p>
      <text:p text:style-name="P37"><text:span text:style-name="T47">7</text:span>. The ||, |, or <text:span text:style-name="T41">Operators</text:span>.</text:p>
      <text:p text:style-name="P37"><text:span text:style-name="T47">8</text:span>. Parentheses and Precedence.</text:p>
      <text:p text:style-name="P37"><text:span text:style-name="T47">9</text:span>. Quiz.</text:p>
      <text:p text:style-name="P37"><text:span text:style-name="T47">10</text:span>. <text:span text:style-name="T40">The ternary operator.</text:span></text:p>
      <text:p text:style-name="P145">1<text:span text:style-name="T47">1</text:span>. case statement.</text:p>
      <text:p text:style-name="P146">12. The case subsumption operator (===).</text:p>
      <text:p text:style-name="P98">1<text:span text:style-name="T47">2</text:span>. The ! Operator and <text:span text:style-name="T43">not method.</text:span></text:p>
      <text:p text:style-name="P38"/>
      <text:p text:style-name="P165"><text:span text:style-name="T161">SECTION 10</text:span>: Loops and Iterations - <text:span text:style-name="T79">I</text:span></text:p>
      <text:p text:style-name="P97">1. Introduction to time<text:span text:style-name="T177">s </text:span>loop.</text:p>
      <text:p text:style-name="P97">2. Introduction to while loop.</text:p>
      <text:p text:style-name="P97">3. Introduction to for loop.</text:p>
      <text:p text:style-name="P37"/>
      <text:p text:style-name="P164">SECTION <text:span text:style-name="T103">11</text:span>: <text:span text:style-name="T46">Challenge FizzBuzz in the least lines of code.</text:span></text:p>
      <text:p text:style-name="P96"/>
      <text:p text:style-name="P163">SECTION <text:span text:style-name="T103">12</text:span>: <text:span text:style-name="T48">Range Objects</text:span></text:p>
      <text:p text:style-name="P95">1. Intro to Range objects.</text:p>
      <text:p text:style-name="P95">2. Alphabetical Ranges.</text:p>
      <text:p text:style-name="P95">3. Numerical Ranges.</text:p>
      <text:p text:style-name="P73">4. to_a method</text:p>
      <text:p text:style-name="P95"><text:span text:style-name="T63">5</text:span>. The .size method.</text:p>
      <text:p text:style-name="P95"><text:span text:style-name="T63">6</text:span>. min, max, minmax methods.</text:p>
      <text:p text:style-name="P95"><text:span text:style-name="T63">7</text:span>. min_by, max_by, minmax_by methods</text:p>
      <text:p text:style-name="P94"><text:span text:style-name="T63">8</text:span>. The include? method</text:p>
      <text:p text:style-name="P94"><text:span text:style-name="T63">9</text:span>. The cover? Method</text:p>
      <text:p text:style-name="P75">10. The Kernel.rand / <text:span text:style-name="T65">rand method</text:span></text:p>
      <text:p text:style-name="P93">11. The exclude_end? <text:span text:style-name="T185">m</text:span>ethod</text:p>
      <text:p text:style-name="P92"><text:soft-page-break/><text:span text:style-name="T63">12</text:span>. <text:span text:style-name="T49">Quiz.</text:span></text:p>
      <text:p text:style-name="P27"/>
      <text:p text:style-name="P27"/>
      <text:p text:style-name="P160">SECTION <text:span text:style-name="T103">13</text:span>: Accessing ruby-doc.org, <text:span text:style-name="T58">apidock.com for online documentation.</text:span></text:p>
      <text:p text:style-name="P161"><text:s/><text:tab/><text:tab/>Using ri for <text:span text:style-name="T178">accessing </text:span>offline documentation on Linux, Termux, and Windows.</text:p>
      <text:p text:style-name="P80"/>
      <text:p text:style-name="P162">SECTION <text:span text:style-name="T103">14</text:span>: Accessing Ruby <text:span text:style-name="T206">Interpreters</text:span> <text:span text:style-name="T206">O</text:span>nline.</text:p>
      <text:p text:style-name="P162"/>
      <text:p text:style-name="P159">SECTION <text:span text:style-name="T103">15</text:span>: Array I</text:p>
      <text:p text:style-name="P36">1. Intro to Arrays</text:p>
      <text:p text:style-name="P91">2. Creating Array with Bracket Syntax.</text:p>
      <text:p text:style-name="P91">3. Creating an Array with Array.new</text:p>
      <text:p text:style-name="P91">4. Using %w() <text:span text:style-name="T202">or </text:span>%<text:span text:style-name="T202">w{ } or %w[] syntax.</text:span></text:p>
      <text:p text:style-name="P86">5. The size, length, and count methods.</text:p>
      <text:p text:style-name="P89"><text:span text:style-name="T57">6</text:span>. Accessing Array Items <text:span text:style-name="T54">with Bracket Syntax.</text:span></text:p>
      <text:p text:style-name="P217">7. The index method.</text:p>
      <text:p text:style-name="P218">8. Finding array elements with the find, and select methods.</text:p>
      <text:p text:style-name="P90"><text:span text:style-name="T204">9</text:span>. the sort method.</text:p>
      <text:p text:style-name="P70"><text:span text:style-name="T204">10</text:span>. The reverse method.</text:p>
      <text:p text:style-name="P89"><text:span text:style-name="T204">11</text:span>. The push, append, <text:span text:style-name="T62">concat, +=</text:span> <text:span text:style-name="T53">and the Shovel Operator (&lt;&lt;).</text:span></text:p>
      <text:p text:style-name="P89"><text:span text:style-name="T168">12</text:span>. The pop, delete, delete_at methods.</text:p>
      <text:p text:style-name="P88"><text:span text:style-name="T57">13.</text:span> shift and unshift Methods.</text:p>
      <text:p text:style-name="P87"><text:span text:style-name="T57">14.</text:span> <text:span text:style-name="T50">Accessing array elements with fetch method.</text:span></text:p>
      <text:p text:style-name="P86"><text:span text:style-name="T57">15</text:span>. Using the slice method.</text:p>
      <text:p text:style-name="P86"><text:span text:style-name="T57">16</text:span>. <text:span text:style-name="T51">Overwrite values with the bracket syntax.</text:span></text:p>
      <text:p text:style-name="P85">1<text:span text:style-name="T204">7</text:span>. <text:span text:style-name="T52">The first, and last methods.</text:span></text:p>
      <text:p text:style-name="P84">1<text:span text:style-name="T204">8</text:span>. <text:span text:style-name="T55">Equality and Inequality Operators.</text:span></text:p>
      <text:p text:style-name="P83">1<text:span text:style-name="T204">9</text:span>. The Spaceship <text:span text:style-name="T56">(&lt;=&gt;) </text:span>operator.</text:p>
      <text:p text:style-name="P82"><text:span text:style-name="T204">20</text:span>. sort method with &lt;=&gt; operator<text:span text:style-name="T61">s.</text:span></text:p>
      <text:p text:style-name="P81"><text:span text:style-name="T204">21</text:span>. Quiz.</text:p>
      <text:p text:style-name="P27"/>
      <text:p text:style-name="P79"><text:span text:style-name="T144">SECTION </text:span><text:span text:style-name="T145">16</text:span><text:span text:style-name="T144">: </text:span><text:span text:style-name="T146">Array II</text:span><text:line-break/><text:span text:style-name="T59">1. The uniq and uniq! methods.</text:span></text:p>
      <text:p text:style-name="P78">2. <text:span text:style-name="T60">The inject / reduce method for one liners!</text:span></text:p>
      <text:p text:style-name="P77">3. The sum method.</text:p>
      <text:p text:style-name="P76"><text:span text:style-name="T64">4</text:span>. <text:span text:style-name="T63">The clone and dup method.</text:span></text:p>
      <text:p text:style-name="P73">5. The flat_map method.</text:p>
      <text:p text:style-name="P73">6. The clear method.</text:p>
      <text:p text:style-name="P73"><text:span text:style-name="T64">7</text:span>. The permutation and combination methods.</text:p>
      <text:p text:style-name="P70"><text:span text:style-name="T64">8</text:span>. The <text:span text:style-name="T203">select!, </text:span>reject, reject!, <text:span text:style-name="T68">drop, drop_while</text:span> Methods</text:p>
      <text:p text:style-name="P75">9. the find, <text:span text:style-name="T67">any?, all? Methods.</text:span></text:p>
      <text:p text:style-name="P75">10. Quiz: <text:span text:style-name="T110">Make our custom select method.</text:span></text:p>
      <text:p text:style-name="P70"><text:span text:style-name="T66">11</text:span>. The shuffle, <text:span text:style-name="T69">shuffle!</text:span> Method<text:span text:style-name="T69">s.</text:span></text:p>
      <text:p text:style-name="P70"><text:span text:style-name="T66">12</text:span>. The sample method.</text:p>
      <text:p text:style-name="P75">1<text:span text:style-name="T66">3</text:span>. The rotate method.</text:p>
      <text:p text:style-name="P75">1<text:span text:style-name="T66">4</text:span>. The empty? Method.</text:p>
      <text:p text:style-name="P75">1<text:span text:style-name="T66">5</text:span>. The cycle method.</text:p>
      <text:p text:style-name="P75"><text:soft-page-break/>1<text:span text:style-name="T66">6</text:span>. The each_with_object method</text:p>
      <text:p text:style-name="P75">1<text:span text:style-name="T66">7</text:span>. The compact, and compact! Methods.</text:p>
      <text:p text:style-name="P74">18. Quiz: <text:span text:style-name="T111">Make our custom compact! Method.</text:span></text:p>
      <text:p text:style-name="P73"/>
      <text:p text:style-name="P158">SECTION <text:span text:style-name="T103">17</text:span>: Array III</text:p>
      <text:p text:style-name="P72">1. the each <text:span text:style-name="T70">and for loops.</text:span></text:p>
      <text:p text:style-name="P71">2<text:span text:style-name="T60">. The map / collect, map! / collect! method for one liners!</text:span></text:p>
      <text:p text:style-name="P70">3. The <text:span text:style-name="T69">take method.</text:span></text:p>
      <text:p text:style-name="P69">4. The freeze method.</text:p>
      <text:p text:style-name="P69">5. Nested arrays and transpose method.</text:p>
      <text:p text:style-name="P69">6. Quiz: <text:span text:style-name="T112">Create our custom transpose method.</text:span></text:p>
      <text:p text:style-name="P68">7. Unpacking one and multidimensional arrays.</text:p>
      <text:p text:style-name="P68">8. the partition method.</text:p>
      <text:p text:style-name="P44"/>
      <text:p text:style-name="P67"><text:span text:style-name="T144">SECTION </text:span><text:span text:style-name="T145">18: Symbol</text:span><text:span text:style-name="T103"><text:line-break/>1. Intro to Symbol objects.</text:span></text:p>
      <text:p text:style-name="P66">2. Usage of Symbols.</text:p>
      <text:p text:style-name="P66">3. Converting Symbol objects to String objects and vice versa.</text:p>
      <text:p text:style-name="P43">4. object_id of Symbols.</text:p>
      <text:p text:style-name="P43"/>
      <text:p text:style-name="P66"><text:span text:style-name="T144">SECTION </text:span><text:span text:style-name="T145">19</text:span><text:span text:style-name="T144">: Hash</text:span><text:line-break/>1. Intro to Hash Objects.</text:p>
      <text:p text:style-name="P66">2. Adding Key and Value pairs with Bracket Syntax: <text:span text:style-name="T113">Using various Objects as key-value pair.</text:span></text:p>
      <text:p text:style-name="P66"><text:span text:style-name="T71">3</text:span>. The fetch method on a Hash.</text:p>
      <text:p text:style-name="P66"><text:span text:style-name="T71">4</text:span>. The store method.</text:p>
      <text:p text:style-name="P8">5. The merge <text:span text:style-name="T189">and merge!</text:span> method<text:span text:style-name="T188">s</text:span>.</text:p>
      <text:p text:style-name="P66"><text:span text:style-name="T73">6</text:span>. <text:span text:style-name="T71">The clear method.</text:span></text:p>
      <text:p text:style-name="P10"><text:span text:style-name="T73">7</text:span>. The length and empty? methods</text:p>
      <text:p text:style-name="P10"><text:span text:style-name="T73">8</text:span>. The keys and values methods.</text:p>
      <text:p text:style-name="P10"><text:span text:style-name="T73">9</text:span>. The each method for iteration.</text:p>
      <text:p text:style-name="P10"><text:span text:style-name="T73">10</text:span>. The flatten method, <text:span text:style-name="T72">and conversion of Hash to Array and vice versa.</text:span></text:p>
      <text:p text:style-name="P65"><text:span text:style-name="T73">11</text:span>. Quiz.</text:p>
      <text:p text:style-name="P65"><text:span text:style-name="T73">12</text:span>. The sort and sort_by methods.</text:p>
      <text:p text:style-name="P65">1<text:span text:style-name="T73">3</text:span>. <text:span text:style-name="T73">The default_proc method on a Hash.</text:span></text:p>
      <text:p text:style-name="P8">14. The select and reject method on a Hash.</text:p>
      <text:p text:style-name="P8"/>
      <text:p text:style-name="P157">SECTION <text:span text:style-name="T103">20:</text:span> Count the occurrence of words in a Hash with as fewer lines of code</text:p>
      <text:p text:style-name="P157"><text:s text:c="4"/>as possible.</text:p>
      <text:p text:style-name="P10"/>
      <text:p text:style-name="P156">SECTION <text:span text:style-name="T103">21: Methods II</text:span></text:p>
      <text:p text:style-name="P64">1. Splat Arguments.</text:p>
      <text:p text:style-name="P8"><text:span text:style-name="T74">2</text:span>. Intro to Blocks.</text:p>
      <text:p text:style-name="P8"><text:span text:style-name="T74">3</text:span>. The yield keyword.</text:p>
      <text:p text:style-name="P9">4, Additional arguments in a method with a block.</text:p>
      <text:p text:style-name="P8"><text:span text:style-name="T114">5</text:span>. Calling blocks with .call(), [], .[](), .===(), and .() methods, <text:span text:style-name="T75">and &amp;:method syntax.</text:span></text:p>
      <text:p text:style-name="P8"><text:span text:style-name="T114">6</text:span>. The block_given? Method.</text:p>
      <text:p text:style-name="P33"><text:span text:style-name="T114">7</text:span>. { } vs. do end block.</text:p>
      <text:p text:style-name="P35"><text:soft-page-break/>8. aliasing methods – <text:span text:style-name="T160">the alias keyword.</text:span></text:p>
      <text:p text:style-name="P10"/>
      <text:p text:style-name="P157">SECTION: <text:span text:style-name="T103">22</text:span>: Procs and Lambdas</text:p>
      <text:p text:style-name="P8">1. Intro to Procs.</text:p>
      <text:p text:style-name="P33">2. <text:span text:style-name="T76">Quiz.</text:span></text:p>
      <text:p text:style-name="P32">3. Intro to lambdas.</text:p>
      <text:p text:style-name="P32">4. Lambda vs. Proc.</text:p>
      <text:p text:style-name="P32"/>
      <text:p text:style-name="P155">SECTION <text:span text:style-name="T103">23</text:span>: <text:span text:style-name="T103">Loops and </text:span>Iterations <text:span text:style-name="T103">II</text:span></text:p>
      <text:p text:style-name="P63">1. while loop.</text:p>
      <text:p text:style-name="P63">2. until loop.</text:p>
      <text:p text:style-name="P63">3. for loop.</text:p>
      <text:p text:style-name="P63">4. each loop.</text:p>
      <text:p text:style-name="P63">5. times loop.</text:p>
      <text:p text:style-name="P63">6. <text:span text:style-name="T98">step loop.</text:span></text:p>
      <text:p text:style-name="P61">7. upto loop.</text:p>
      <text:p text:style-name="P61">8. downto loop.</text:p>
      <text:p text:style-name="P61">9. loop loop.</text:p>
      <text:p text:style-name="P61">10. Intro to redo, break, next keywords..</text:p>
      <text:p text:style-name="P62">11. <text:span text:style-name="T107">Revising </text:span>map / inject loop <text:span text:style-name="T106">for one-liners.</text:span></text:p>
      <text:p text:style-name="P61">1<text:span text:style-name="T106">2</text:span>. Quiz: <text:span text:style-name="T99">Creating our own</text:span> loops.</text:p>
      <text:p text:style-name="P32"/>
      <text:p text:style-name="P11"><text:span text:style-name="T144">SECTION </text:span><text:span text:style-name="T145">24</text:span><text:span text:style-name="T144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77">The monday?, tuesday?, wednesday?, etc. methods.</text:span></text:p>
      <text:p text:style-name="P11">6. <text:span text:style-name="T78">The String Parse Time, Time gem and its methods.</text:span></text:p>
      <text:p text:style-name="P11"/>
      <text:p text:style-name="P174">SECTION <text:span text:style-name="T103">25</text:span>: <text:span text:style-name="T80">Introduction to File IO</text:span></text:p>
      <text:p text:style-name="P60">1. Introduction to <text:s/><text:span text:style-name="T80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51"><text:s/>- Using the write method from File class.</text:p>
      <text:p text:style-name="P19">3. <text:span text:style-name="T168">R</text:span>eading Linux’s <text:span text:style-name="T81">/dev/urandom for a custom random generator.</text:span></text:p>
      <text:p text:style-name="P150"><text:span text:style-name="T168">4</text:span>. Using the zero? method from File class.</text:p>
      <text:p text:style-name="P150"><text:span text:style-name="T168">5</text:span>. Using the exists? method from File class.</text:p>
      <text:p text:style-name="P19"><text:span text:style-name="T84">6</text:span><text:span text:style-name="T81">. Using readable? , </text:span><text:span text:style-name="T86">writable</text:span><text:span text:style-name="T82">?, </text:span><text:span text:style-name="T86">executable</text:span><text:span text:style-name="T82">? m</text:span><text:span text:style-name="T81">ethod</text:span><text:span text:style-name="T87">s</text:span><text:span text:style-name="T81"> from File class.</text:span></text:p>
      <text:p text:style-name="P19"><text:span text:style-name="T84">7</text:span><text:span text:style-name="T81">. Intro to blockdev?, chardev?, </text:span><text:span text:style-name="T82">symlink? </text:span><text:span text:style-name="T85">m</text:span><text:span text:style-name="T82">ethods.</text:span></text:p>
      <text:p text:style-name="P152"><text:span text:style-name="T168">8</text:span>. Loading gems into Ruby:</text:p>
      <text:p text:style-name="P152"><text:s text:c="4"/>- The load method.</text:p>
      <text:p text:style-name="P152"><text:s text:c="4"/>- The require_relative method.</text:p>
      <text:p text:style-name="P152"><text:s text:c="4"/>- The require method.</text:p>
      <text:p text:style-name="P59"><text:span text:style-name="T81"><text:s text:c="4"/>- The Kernel</text:span><text:span text:style-name="T83">#</text:span><text:span text:style-name="T81">require method.</text:span></text:p>
      <text:p text:style-name="P153"><text:span text:style-name="T168">9</text:span>. Introduction to <text:span text:style-name="T179">the </text:span>standard library.</text:p>
      <text:p text:style-name="P154"><text:span text:style-name="T168">10</text:span>. Using the prime gem from <text:span text:style-name="T179">the </text:span>standard library.</text:p>
      <text:p text:style-name="P154"><text:soft-page-break/>1<text:span text:style-name="T212">1</text:span>. Quiz: Creating an Eratosthenes Generator!</text:p>
      <text:p text:style-name="P153"><text:span text:style-name="T165">12.</text:span> The gem command.</text:p>
      <text:p text:style-name="P153">1<text:span text:style-name="T212">3</text:span>. <text:span text:style-name="T109">Intro to </text:span>www.rubygems.org</text:p>
      <text:p text:style-name="P11"/>
      <text:p text:style-name="P197">SECTION <text:span text:style-name="T104">26</text:span>: String II: <text:span text:style-name="T88">Regular Expressions (Regexp)</text:span></text:p>
      <text:p text:style-name="P31">1. The include? method</text:p>
      <text:p text:style-name="P31">2. The start_with?, end_with? methods.</text:p>
      <text:p text:style-name="P31">3. Intro to <text:span text:style-name="T162">r</text:span>ubular.com</text:p>
      <text:p text:style-name="P31">4. The scan method.</text:p>
      <text:p text:style-name="P31">5. The <text:span text:style-name="T89">sub, and gsub methods.</text:span></text:p>
      <text:p text:style-name="P143"><text:span text:style-name="T180">6</text:span>. Class Regexp</text:p>
      <text:p text:style-name="P13"><text:span text:style-name="T180">7</text:span>. Quiz: <text:span text:style-name="T152">Creating a camelize method.</text:span></text:p>
      <text:p text:style-name="P13"/>
      <text:p text:style-name="P175">SECTION 27. STRINGS III</text:p>
      <text:p text:style-name="P58">1. Intro to the split method.</text:p>
      <text:p text:style-name="P58">2. Intro to the chars method.</text:p>
      <text:p text:style-name="P58">3. Intro to the join method.</text:p>
      <text:p text:style-name="P58">4. Intro to the each_char method.</text:p>
      <text:p text:style-name="P58">5. Intro to the each_line method.</text:p>
      <text:p text:style-name="P45">6. <text:span text:style-name="T162">Intro to various here documents.</text:span></text:p>
      <text:p text:style-name="P46">7. Quiz: Our custom chars method.</text:p>
      <text:p text:style-name="P13"/>
      <text:p text:style-name="P176">SECTION <text:span text:style-name="T104">28</text:span>: Using <text:span text:style-name="T151">the </text:span>Internet</text:p>
      <text:p text:style-name="P12">1. Using the net/http <text:span text:style-name="T128">standard library </text:span>gem.</text:p>
      <text:p text:style-name="P12">2. Using the open-uri <text:span text:style-name="T128">standard library </text:span>gem.</text:p>
      <text:p text:style-name="P25">3. Downloading images and music with Ruby.</text:p>
      <text:p text:style-name="P13"/>
      <text:p text:style-name="P177">SECTION <text:span text:style-name="T104">29: Cryptography - </text:span>String I<text:span text:style-name="T105">V</text:span> </text:p>
      <text:p text:style-name="P12">1. Using the crypt <text:span text:style-name="T91">method</text:span> for cryptography.</text:p>
      <text:p text:style-name="P12">2. Breaking Linux encryption by brute forc<text:span text:style-name="T180">e</text:span>.</text:p>
      <text:p text:style-name="P12">3. Using Permutation to generate passwords.</text:p>
      <text:p text:style-name="P57">4. Using the digest gem <text:span text:style-name="T159">from the standard library</text:span>.</text:p>
      <text:p text:style-name="P57">5. Using the openssl gem <text:span text:style-name="T159">from the standard library</text:span>.</text:p>
      <text:p text:style-name="P56">6. Have I been pawned?</text:p>
      <text:p text:style-name="P12"/>
      <text:p text:style-name="P176"><text:span text:style-name="T151">SECTION 30: </text:span>Generating Random passwords <text:span text:style-name="T92">after confirming if they</text:span></text:p>
      <text:p text:style-name="P176"><text:s text:c="4"/><text:span text:style-name="T90">have been leaked or not.</text:span></text:p>
      <text:p text:style-name="P12"/>
      <text:p text:style-name="P178">SECTION <text:span text:style-name="T105">31</text:span>: Classes I</text:p>
      <text:p text:style-name="P55">1. Intro to classes.</text:p>
      <text:p text:style-name="P55">2. The class method on every <text:span text:style-name="T181">object</text:span>.</text:p>
      <text:p text:style-name="P55">3. The superclass and ancestors method.</text:p>
      <text:p text:style-name="P55">4. The methods method.</text:p>
      <text:p text:style-name="P55">5. The singleton_methods method.</text:p>
      <text:p text:style-name="P55">6. Creating a class.</text:p>
      <text:p text:style-name="P55">7. Review of object_id and the equal? <text:span text:style-name="T181">m</text:span>ethods.</text:p>
      <text:p text:style-name="P55">8. Instance methods.</text:p>
      <text:p text:style-name="P55"><text:soft-page-break/>9. Getters.</text:p>
      <text:p text:style-name="P55">10. Setters.</text:p>
      <text:p text:style-name="P55">11. <text:span text:style-name="T93">Shortcuts to getters and setters:</text:span></text:p>
      <text:p text:style-name="P55"><text:s text:c="4"/>- <text:span text:style-name="T93">attr_reader.</text:span></text:p>
      <text:p text:style-name="P55"><text:s text:c="4"/>- <text:span text:style-name="T93">attr_writer.</text:span></text:p>
      <text:p text:style-name="P55"><text:s text:c="4"/>- <text:span text:style-name="T93">attr_accessor.</text:span></text:p>
      <text:p text:style-name="P53">13. Adding <text:span text:style-name="T182">parameters</text:span> to instance other methods.</text:p>
      <text:p text:style-name="P53">14. Intro to self keyword and singleton methods.</text:p>
      <text:p text:style-name="P54">1<text:span text:style-name="T168">5</text:span>. Quiz.</text:p>
      <text:p text:style-name="P11"/>
      <text:p text:style-name="P53"><text:span text:style-name="T144">SECTION </text:span><text:span text:style-name="T147">32</text:span><text:span text:style-name="T144">: </text:span><text:span text:style-name="T148">Modules and Mixins</text:span><text:span text:style-name="T94"><text:line-break/>1. Intro to Modules.</text:span></text:p>
      <text:p text:style-name="P52">2. Intro to the Math module.</text:p>
      <text:p text:style-name="P52">3. Intro to the Scope Resolution Operator (::).</text:p>
      <text:p text:style-name="P51">4. Inheriting classes.</text:p>
      <text:p text:style-name="P51">5. <text:span text:style-name="T163">Intro to </text:span>Mixins.</text:p>
      <text:p text:style-name="P51">6. The include keyword.</text:p>
      <text:p text:style-name="P51">7. The prepend keyword.</text:p>
      <text:p text:style-name="P51">8. The extend keyword.</text:p>
      <text:p text:style-name="P147">9. Intro to the Enumerable <text:span text:style-name="T186">module.</text:span></text:p>
      <text:p text:style-name="P51"><text:span text:style-name="T187">10</text:span>. Quiz.</text:p>
      <text:p text:style-name="P51"/>
      <text:p text:style-name="P179">SECTION: <text:span text:style-name="T105">33</text:span>: <text:span text:style-name="T95">Classes II</text:span></text:p>
      <text:p text:style-name="P50">1. Public methods.</text:p>
      <text:p text:style-name="P50">2. Private methods.</text:p>
      <text:p text:style-name="P50">3. Protected methods.</text:p>
      <text:p text:style-name="P50">4. Instance methods and instance variables.</text:p>
      <text:p text:style-name="P34">5. Using setter and getter in depth.</text:p>
      <text:p text:style-name="P34">6. Using Struct.</text:p>
      <text:p text:style-name="P135">7. <text:span text:style-name="T159">Revising </text:span>methods <text:span text:style-name="T159">aliasing.</text:span></text:p>
      <text:p text:style-name="P136">8. Unbound Method.</text:p>
      <text:p text:style-name="P49"><text:span text:style-name="T167">9</text:span>. Quiz.</text:p>
      <text:p text:style-name="P34"/>
      <text:p text:style-name="P180">SECTION <text:span text:style-name="T105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48">7. Quiz</text:p>
      <text:p text:style-name="P5"/>
      <text:p text:style-name="P6"><text:span text:style-name="T144">SECTION </text:span><text:span text:style-name="T147">35</text:span><text:span text:style-name="T144">: Introduction to Error Handling</text:span><text:line-break/>1. Intro to the begin, rescue, else, ensure keywords.</text:p>
      <text:p text:style-name="P6">2. <text:span text:style-name="T97">Intro to </text:span>BEGIN, END, exit, exit!, abort, at_exit.</text:p>
      <text:p text:style-name="P6">3. <text:span text:style-name="T97">Intro to the retry keyword.</text:span></text:p>
      <text:p text:style-name="P6"/>
      <text:p text:style-name="P181"><text:soft-page-break/>SECTION 36: Introduction to Refinements:</text:p>
      <text:p text:style-name="P7">1. Intro to the refine keyword</text:p>
      <text:p text:style-name="P7">2. Intro to the using keyword with a refined class.</text:p>
      <text:p text:style-name="P7">3. <text:span text:style-name="T108">Refining Array, String and our custom classes.</text:span></text:p>
      <text:p text:style-name="P4"/>
      <text:p text:style-name="P182">SECTION <text:span text:style-name="T105">37</text:span>: <text:span text:style-name="T100">Challenge: Enhancing our password generator.</text:span></text:p>
      <text:p text:style-name="P3"/>
      <text:p text:style-name="P183">SECTION <text:span text:style-name="T105">38</text:span>: Challenge: Anagrams <text:span text:style-name="T102">from a 100K words open dictionary file.</text:span></text:p>
      <text:p text:style-name="P184"/>
      <text:p text:style-name="P185">SECTION <text:span text:style-name="T105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53">ing</text:span> rdoc to generate own HTML documentation.</text:p>
      <text:p text:style-name="P185"/>
      <text:p text:style-name="P2"><text:span text:style-name="T144">SECTION </text:span><text:span text:style-name="T149">40</text:span><text:span text:style-name="T144">: Introduction to benchmarking</text:span><text:line-break/>1. Use the benchmark gem <text:span text:style-name="T154">from the standard library</text:span>.</text:p>
      <text:p text:style-name="P2">2. Performance comparison between loops.</text:p>
      <text:p text:style-name="P2">3. Performance comparison between <text:span text:style-name="T101">S</text:span>tring <text:span text:style-name="T101">objects’ methods</text:span>.</text:p>
      <text:p text:style-name="P2">4. Performance <text:span text:style-name="T118">comparison</text:span> between <text:span text:style-name="T101">A</text:span>rray <text:span text:style-name="T101">objects’ </text:span>methods.</text:p>
      <text:p text:style-name="P47">5. Performance comparison between other Objects.</text:p>
      <text:p text:style-name="P47">6. <text:span text:style-name="T205">Intro to</text:span> ObjectSpace.</text:p>
      <text:p text:style-name="P47"/>
      <text:p text:style-name="P186">SECTION 4<text:span text:style-name="T115">1</text:span>. Introducing my ‘<text:span text:style-name="T174">patched-irb’ </text:span>for <text:span text:style-name="T174">Students’</text:span> <text:span text:style-name="T174">C</text:span>onvenience.</text:p>
      <text:p text:style-name="P186"/>
      <text:p text:style-name="P187">SECTION 4<text:span text:style-name="T119">2</text:span>: Executing Shell commands:</text:p>
      <text:p text:style-name="P21">1. Using <text:span text:style-name="T120">back-ticks</text:span> <text:span text:style-name="T119">(``).</text:span></text:p>
      <text:p text:style-name="P22">2. Using %x() or %x{ } or %x[] syntax.</text:p>
      <text:p text:style-name="P22">3. <text:span text:style-name="T120">Calling the </text:span>system method.</text:p>
      <text:p text:style-name="P22">4. Using the open3 gem <text:span text:style-name="T164">from the standard library</text:span>.</text:p>
      <text:p text:style-name="P212">5. <text:span text:style-name="T166">Intro to the </text:span>shell <text:span text:style-name="T121">gem from the standard library.</text:span></text:p>
      <text:p text:style-name="P14"/>
      <text:p text:style-name="P188">SECTION 4<text:span text:style-name="T151">3</text:span>: <text:span text:style-name="T207">Standard Input, Standard Output, Standard Error and </text:span>ANSI Escape sequences</text:p>
      <text:p text:style-name="P21">1. <text:span text:style-name="T169">Colourize your strings!</text:span></text:p>
      <text:p text:style-name="P138">2. Gradient <text:span text:style-name="T196">RGB </text:span>colours <text:span text:style-name="T196">on strings</text:span>.</text:p>
      <text:p text:style-name="P14"><text:span text:style-name="T169">3.</text:span> <text:span text:style-name="T118">B</text:span>link<text:span text:style-name="T118">ing</text:span> / <text:span text:style-name="T118">underlining </text:span>text<text:span text:style-name="T118">s</text:span> and <text:span text:style-name="T118">many more</text:span>.</text:p>
      <text:p text:style-name="P21"><text:span text:style-name="T169">4</text:span>. Replicating the `clear` command with A<text:span text:style-name="T200">NS</text:span>I Escape Sequence!</text:p>
      <text:p text:style-name="P137"><text:span text:style-name="T169">5</text:span>. Looking at <text:span text:style-name="T172">STDIN, STDOUT, STDERR classes.</text:span></text:p>
      <text:p text:style-name="P137"><text:span text:style-name="T169">6</text:span>. Looking at <text:span text:style-name="T170">50 </text:span>ways to print “<text:span text:style-name="T170">Hello World” </text:span>to <text:span text:style-name="T171">the </text:span>standard output!</text:p>
      <text:p text:style-name="P139">7. Looking <text:span text:style-name="T172">at the Warning module.</text:span></text:p>
      <text:p text:style-name="P140">8. Intro to ‘io/console’ gem from <text:span text:style-name="T201">the</text:span> standard library:</text:p>
      <text:p text:style-name="P140"><text:s/>- <text:span text:style-name="T173">Determining the terminal size.</text:span></text:p>
      <text:p text:style-name="P140"><text:s/>- <text:span text:style-name="T173">Getting single characters from the user with STDIN.getch</text:span></text:p>
      <text:p text:style-name="P141">9. Quiz: Creating a colourful output <text:span text:style-name="T198">on a user input </text:span>with gradient <text:span text:style-name="T197">RGB </text:span>colours.</text:p>
      <text:p text:style-name="P141"/>
      <text:p text:style-name="P141"/>
      <text:p text:style-name="P141"/>
      <text:p text:style-name="P141"/>
      <text:p text:style-name="P189"><text:soft-page-break/>SECTION 4<text:span text:style-name="T151">4</text:span>: <text:span text:style-name="T115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22">3</text:span>. Intro to creating Square, Circle, Rectangle, Triangle, Line, Quads – <text:span text:style-name="T116">Using gradient RGB colours.</text:span></text:p>
      <text:p text:style-name="P17"><text:span text:style-name="T122">4</text:span>. Intro to Images <text:span text:style-name="T123">by </text:span>Using copyleft images.</text:p>
      <text:p text:style-name="P26">5. <text:span text:style-name="T137">Using loops to create </text:span>thousands of <text:span text:style-name="T134">Ruby2D </text:span>objects and animating them in <text:span text:style-name="T135">lesser than 15</text:span> <text:span text:style-name="T136">lines of code</text:span>.</text:p>
      <text:p text:style-name="P17"><text:span text:style-name="T133">6</text:span>. Intro to Fonts <text:span text:style-name="T124">(u</text:span>sing <text:s/><text:span text:style-name="T125">downloaded </text:span>open source fonts for our project <text:span text:style-name="T124">from the internet)</text:span></text:p>
      <text:p text:style-name="P17"><text:span text:style-name="T133">7</text:span>. Intro to Sound and Music <text:span text:style-name="T124">(u</text:span>sing copyleft music for our project <text:span text:style-name="T124">from the internet)</text:span></text:p>
      <text:p text:style-name="P18"><text:span text:style-name="T133">8</text:span>. Monkey Patching Ruby2D.</text:p>
      <text:p text:style-name="P17"/>
      <text:p text:style-name="P190"><text:span text:style-name="T117">SECTION 45:</text:span> <text:span text:style-name="T129">Bonus Challenge: Developing a Colour::Clock.</text:span></text:p>
      <text:p text:style-name="P18"/>
      <text:p text:style-name="P191">SECTION 4<text:span text:style-name="T151">6:</text:span> <text:span text:style-name="T130">Bonus Challenge: </text:span>Developing <text:span text:style-name="T131">a </text:span>Snake <text:span text:style-name="T199">G</text:span>ame <text:span text:style-name="T132">in Lesser than 150 LOC!</text:span></text:p>
      <text:p text:style-name="P18"/>
      <text:p text:style-name="P192">SECTION 4<text:span text:style-name="T151">7</text:span>: Intro to <text:span text:style-name="T211">F</text:span>ile <text:span text:style-name="T211">C</text:span>ompression and decompression with Zlib <text:span text:style-name="T139">from the Standard Library</text:span>.</text:p>
      <text:p text:style-name="P18"/>
      <text:p text:style-name="P193">SECTION 48: A short intro to <text:span text:style-name="T210">Various </text:span>Ruby Interpreters <text:span text:style-name="T210">and Performance Comparison.</text:span></text:p>
      <text:p text:style-name="P220">[Demonstration <text:span text:style-name="T158">Only</text:span>]</text:p>
      <text:p text:style-name="P29">1. A brief intro to RVM.</text:p>
      <text:p text:style-name="P29">2. Using multiple <text:span text:style-name="T141">Ruby Versions </text:span>with RVM <text:span text:style-name="T142">in short.</text:span></text:p>
      <text:p text:style-name="P29">3. Intro to <text:span text:style-name="T140">R</text:span>ubinius and <text:span text:style-name="T140">Jr</text:span>uby <text:span text:style-name="T143">in short</text:span>.</text:p>
      <text:p text:style-name="P18"/>
      <text:p text:style-name="P194">SECTION 4<text:span text:style-name="T143">9</text:span>: Accessing the Course Resources from GitHub</text:p>
      <text:p text:style-name="P24">1. Intro to GitHub Web.</text:p>
      <text:p text:style-name="P24">2. Downloading all the resour<text:span text:style-name="T127">ces</text:span> as <text:span text:style-name="T183">a</text:span> <text:span text:style-name="T138">z</text:span>ip file.</text:p>
      <text:p text:style-name="P24">3. A sample Ruby code to download the <text:span text:style-name="T155">course </text:span>resources recursively <text:span text:style-name="T126">to your local storage.</text:span></text:p>
      <text:p text:style-name="P24"/>
      <text:p text:style-name="P199"><text:span text:style-name="T156">SECTION </text:span><text:span text:style-name="T157">50:</text:span><text:span text:style-name="T156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4-26T19:52:06.480665942</dc:date>
    <meta:editing-duration>PT13H23M18S</meta:editing-duration>
    <meta:editing-cycles>621</meta:editing-cycles>
    <meta:generator>LibreOffice/6.2.3.2$Linux_X86_64 LibreOffice_project/20$Build-2</meta:generator>
    <meta:document-statistic meta:table-count="0" meta:image-count="0" meta:object-count="0" meta:page-count="10" meta:paragraph-count="387" meta:word-count="2385" meta:character-count="14143" meta:non-whitespace-character-count="12079"/>
  </office:meta>
</office:document-meta>
</file>